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draw:marker-start-width="0.215cm" draw:marker-end-width="0.215cm" draw:fill="solid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  <style:paragraph-properties style:writing-mode="lr-tb"/>
    </style:style>
    <style:style style:name="gr4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0.694cm" fo:padding-top="0.225cm" fo:padding-bottom="0.225cm" fo:padding-left="0.35cm" fo:padding-right="0.35cm"/>
      <style:paragraph-properties style:writing-mode="lr-tb"/>
    </style:style>
    <style:style style:name="P1" style:family="paragraph">
      <loext:graphic-properties draw:fill="solid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012cm" svg:y1="0.999cm" svg:x2="7.012cm" svg:y2="7.003cm">
          <text:p/>
        </draw:line>
        <draw:line draw:style-name="gr1" draw:text-style-name="P1" draw:layer="layout" svg:x1="2.012cm" svg:y1="0.999cm" svg:x2="2.012cm" svg:y2="7.003cm">
          <text:p/>
        </draw:line>
        <draw:line draw:style-name="gr1" draw:text-style-name="P1" draw:layer="layout" svg:x1="3.012cm" svg:y1="0.999cm" svg:x2="3.012cm" svg:y2="7.003cm">
          <text:p/>
        </draw:line>
        <draw:line draw:style-name="gr1" draw:text-style-name="P1" draw:layer="layout" svg:x1="4.012cm" svg:y1="0.999cm" svg:x2="4.012cm" svg:y2="7.003cm">
          <text:p/>
        </draw:line>
        <draw:line draw:style-name="gr1" draw:text-style-name="P1" draw:layer="layout" svg:x1="5.012cm" svg:y1="0.999cm" svg:x2="5.012cm" svg:y2="7.003cm">
          <text:p/>
        </draw:line>
        <draw:line draw:style-name="gr1" draw:text-style-name="P1" draw:layer="layout" svg:x1="6.012cm" svg:y1="0.999cm" svg:x2="6.012cm" svg:y2="7.003cm">
          <text:p/>
        </draw:line>
        <draw:line draw:style-name="gr1" draw:text-style-name="P1" draw:layer="layout" svg:x1="1.012cm" svg:y1="7.003cm" svg:x2="7.012cm" svg:y2="7.003cm">
          <text:p/>
        </draw:line>
        <draw:line draw:style-name="gr1" draw:text-style-name="P1" draw:layer="layout" svg:x1="1.012cm" svg:y1="6.003cm" svg:x2="7.012cm" svg:y2="6.003cm">
          <text:p/>
        </draw:line>
        <draw:line draw:style-name="gr1" draw:text-style-name="P1" draw:layer="layout" svg:x1="1.012cm" svg:y1="5.003cm" svg:x2="7.012cm" svg:y2="5.003cm">
          <text:p/>
        </draw:line>
        <draw:line draw:style-name="gr1" draw:text-style-name="P1" draw:layer="layout" svg:x1="1.012cm" svg:y1="4.003cm" svg:x2="7.012cm" svg:y2="4.003cm">
          <text:p/>
        </draw:line>
        <draw:line draw:style-name="gr1" draw:text-style-name="P1" draw:layer="layout" svg:x1="1.012cm" svg:y1="3.003cm" svg:x2="7.012cm" svg:y2="3.003cm">
          <text:p/>
        </draw:line>
        <draw:line draw:style-name="gr1" draw:text-style-name="P1" draw:layer="layout" svg:x1="1.012cm" svg:y1="2.003cm" svg:x2="7.012cm" svg:y2="2.003cm">
          <text:p/>
        </draw:line>
        <draw:line draw:style-name="gr1" draw:text-style-name="P1" draw:layer="layout" svg:x1="1.012cm" svg:y1="1.003cm" svg:x2="7.012cm" svg:y2="1.003cm">
          <text:p/>
        </draw:line>
        <draw:line draw:style-name="gr1" draw:text-style-name="P1" draw:layer="layout" svg:x1="1.012cm" svg:y1="0.999cm" svg:x2="1.012cm" svg:y2="7.003cm">
          <text:p/>
        </draw:line>
        <draw:custom-shape draw:style-name="gr2" draw:text-style-name="P2" draw:layer="layout" svg:width="0.5cm" svg:height="0.5cm" svg:x="1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1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2cm" svg:y="0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3cm" svg:y="0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4cm" svg:y="0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5cm" svg:y="0.75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1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1cm" svg:y="1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2cm" svg:y="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3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4cm" svg:y="1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5cm" svg:y="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6cm" svg:y="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2cm" svg:y="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2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3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4cm" svg:y="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5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7cm" svg:y="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3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5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6cm" svg:y="3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7cm" svg:y="3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8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4cm" svg:y="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5cm" svg:y="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6cm" svg:y="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7cm" svg:y="4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8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9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5cm" svg:y="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5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6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7cm" svg:y="5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9cm" svg:y="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6cm" svg:y="5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6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.756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2.757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3.758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4.759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6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61cm" svg:y="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757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0.854cm" svg:y1="7.49cm" svg:x2="7.05cm" svg:y2="7.498cm">
          <text:p/>
        </draw:line>
        <draw:frame draw:style-name="gr5" draw:text-style-name="P4" draw:layer="layout" svg:width="1.159cm" svg:height="1.162cm" svg:x="3.602cm" svg:y="7.337cm">
          <draw:text-box>
            <text:p text:style-name="P3">L’</text:p>
          </draw:text-box>
        </draw:frame>
        <draw:line draw:style-name="gr4" draw:text-style-name="P2" draw:layer="layout" svg:x1="7.869cm" svg:y1="0.836cm" svg:x2="7.869cm" svg:y2="7.498cm">
          <text:p/>
        </draw:line>
        <draw:frame draw:style-name="gr6" draw:text-style-name="P4" draw:layer="layout" svg:width="0.632cm" svg:height="1.162cm" svg:x="7.834cm" svg:y="3.533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6cm" fo:margin-left="0.012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7T21:05:50.495648135</meta:creation-date>
    <dc:date>2020-05-07T21:16:47.828555495</dc:date>
    <meta:editing-duration>PT10M58S</meta:editing-duration>
    <meta:editing-cycles>1</meta:editing-cycles>
    <meta:document-statistic meta:object-count="67"/>
    <meta:generator>LibreOffice/6.3.5.2$Linux_X86_64 LibreOffice_project/30$Build-2</meta:generator>
  </office:meta>
</office:document-meta>
</file>